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ackground-color="#2F75B5"/>
    </style:style>
    <style:style style:name="ce5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racion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(dias)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Chart 5" svg:x="0.01562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47" table:formula="of:=SUM([.E9:.E15])" table:style-name="ce3">
            <text:p>4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of:=[.C8]+[.B9]" table:style-name="ce3">
            <text:p>5</text:p>
          </table:table-cell>
          <table:table-cell office:value-type="float" office:value="34" table:formula="of:=[.D8]-[.E9]" table:style-name="ce3">
            <text:p>3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</text:p>
          </table:table-cell>
          <table:table-cell office:value-type="float" office:value="3" table:style-name="ce4">
            <text:p>3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26" table:formula="of:=[.D9]-[.E10]" table:style-name="ce3">
            <text:p>2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21" table:formula="of:=[.D10]-[.E11]" table:style-name="ce3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4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16" table:formula="of:=[.D11]-[.E12]" table:style-name="ce3">
            <text:p>1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5</text:p>
          </table:table-cell>
          <table:table-cell office:value-type="float" office:value="2" table:style-name="ce4">
            <text:p>2</text:p>
          </table:table-cell>
          <table:table-cell office:value-type="float" office:value="13" table:formula="of:=[.C12]+[.B13]" table:style-name="ce3">
            <text:p>13</text:p>
          </table:table-cell>
          <table:table-cell office:value-type="float" office:value="11" table:formula="of:=[.D12]-[.E13]" table:style-name="ce3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6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3]+[.B14]" table:style-name="ce3">
            <text:p>14</text:p>
          </table:table-cell>
          <table:table-cell office:value-type="float" office:value="8" table:formula="of:=[.D13]-[.E14]" table:style-name="ce3">
            <text:p>8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[.C14]+[.B15]" table:style-name="ce3">
            <text:p>15</text:p>
          </table:table-cell>
          <table:table-cell office:value-type="float" office:value="0" table:formula="of:=[.D14]-[.E15]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number-rows-repeated="21" table:style-name="ro1">
          <table:table-cell table:number-columns-repeated="6"/>
          <table:table-cell table:number-columns-repeated="14" table:style-name="ce5"/>
          <table:table-cell table:number-columns-repeated="16364"/>
        </table:table-row>
        <table:table-row table:number-rows-repeated="1048535" table:style-name="ro1">
          <table:table-cell table:number-columns-repeated="16384"/>
        </table:table-row>
      </table:table>
      <table:table table:name="Iteracion2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1" draw:style-name="a1" draw:name="Chart 5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31" table:formula="of:=SUM([.E6:.E9])" table:style-name="ce3">
            <text:p>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26" table:formula="of:=[.D5]-[.E6]" table:style-name="ce3">
            <text:p>2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8</text:p>
          </table:table-cell>
          <table:table-cell office:value-type="float" office:value="6" table:style-name="ce4">
            <text:p>6</text:p>
          </table:table-cell>
          <table:table-cell office:value-type="float" office:value="8" table:formula="of:=[.C6]+[.B7]" table:style-name="ce3">
            <text:p>8</text:p>
          </table:table-cell>
          <table:table-cell office:value-type="float" office:value="13" table:formula="of:=[.D6]-[.E7]" table:style-name="ce3">
            <text:p>13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9</text:p>
          </table:table-cell>
          <table:table-cell office:value-type="float" office:value="5" table:style-name="ce4">
            <text:p>5</text:p>
          </table:table-cell>
          <table:table-cell office:value-type="float" office:value="13" table:formula="of:=[.C7]+[.B8]" table:style-name="ce3">
            <text:p>13</text:p>
          </table:table-cell>
          <table:table-cell office:value-type="float" office:value="5" table:formula="of:=[.D7]-[.E8]" table:style-name="ce3">
            <text:p>5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0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8]+[.B9]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Iteracion3" table:style-name="ta3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teracion4" table:style-name="ta3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2" draw:style-name="a2" draw:name="Chart 5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57" table:formula="of:=SUM([.E6:.E13])" table:style-name="ce3">
            <text:p>5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6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44" table:formula="of:=[.D5]-[.E6]" table:style-name="ce3">
            <text:p>4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7</text:p>
          </table:table-cell>
          <table:table-cell office:value-type="float" office:value="2" table:style-name="ce4">
            <text:p>2</text:p>
          </table:table-cell>
          <table:table-cell office:value-type="float" office:value="4" table:formula="of:=[.C6]+[.B7]" table:style-name="ce3">
            <text:p>4</text:p>
          </table:table-cell>
          <table:table-cell office:value-type="float" office:value="36" table:formula="of:=[.D6]-[.E7]" table:style-name="ce3">
            <text:p>3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8</text:p>
          </table:table-cell>
          <table:table-cell office:value-type="float" office:value="1" table:style-name="ce4">
            <text:p>1</text:p>
          </table:table-cell>
          <table:table-cell office:value-type="float" office:value="5" table:formula="of:=[.C7]+[.B8]" table:style-name="ce3">
            <text:p>5</text:p>
          </table:table-cell>
          <table:table-cell office:value-type="float" office:value="31" table:formula="of:=[.D7]-[.E8]" table:style-name="ce3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9</text:p>
          </table:table-cell>
          <table:table-cell office:value-type="float" office:value="2" table:style-name="ce4">
            <text:p>2</text:p>
          </table:table-cell>
          <table:table-cell office:value-type="float" office:value="7" table:formula="of:=[.C8]+[.B9]" table:style-name="ce3">
            <text:p>7</text:p>
          </table:table-cell>
          <table:table-cell office:value-type="float" office:value="23" table:formula="of:=[.D8]-[.E9]" table:style-name="ce3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0</text:p>
          </table:table-cell>
          <table:table-cell office:value-type="float" office:value="1" table:style-name="ce4">
            <text:p>1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18" table:formula="of:=[.D9]-[.E10]" table:style-name="ce3">
            <text:p>18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1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10" table:formula="of:=[.D10]-[.E11]" table:style-name="ce3">
            <text:p>1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2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5" table:formula="of:=[.D11]-[.E12]" table:style-name="ce3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3</text:p>
          </table:table-cell>
          <table:table-cell office:value-type="float" office:value="1" table:style-name="ce4">
            <text:p>1</text:p>
          </table:table-cell>
          <table:table-cell office:value-type="float" office:value="12" table:formula="of:=[.C12]+[.B13]" table:style-name="ce3">
            <text:p>12</text:p>
          </table:table-cell>
          <table:table-cell office:value-type="float" office:value="0" table:formula="of:=[.D12]-[.E13]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 E. Delgado Rocha</meta:initial-creator>
    <dc:creator>Gabriel E. Delgado Rocha</dc:creator>
    <meta:creation-date>2014-10-15T02:45:18Z</meta:creation-date>
    <dc:date>2015-01-07T18:40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47"/>
            <table:table-cell office:value-type="float" office:value="0"/>
            <table:table-cell office:value-type="float" office:value="47"/>
          </table:table-row>
          <table:table-row>
            <table:table-cell office:value-type="string">
              <text:p>2</text:p>
            </table:table-cell>
            <table:table-cell office:value-type="float" office:value="5"/>
            <table:table-cell office:value-type="float" office:value="34"/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2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0"/>
            <table:table-cell office:value-type="float" office:value="2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1"/>
            <table:table-cell office:value-type="float" office:value="16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11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5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13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3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4"/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4"/>
            <table:table-cell office:value-type="float" office:value="3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5"/>
            <table:table-cell office:value-type="float" office:value="3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7"/>
            <table:table-cell office:value-type="float" office:value="23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8"/>
            <table:table-cell office:value-type="float" office:value="18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0"/>
            <table:table-cell office:value-type="float" office:value="10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1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2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